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T Interfaces" svg:font-family="'TT Interface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ef07"/>
    </style:style>
    <style:style style:name="P2" style:family="paragraph" style:parent-style-name="Standard">
      <style:text-properties officeooo:rsid="0015dac0" officeooo:paragraph-rsid="0015dac0"/>
    </style:style>
    <style:style style:name="P3" style:family="paragraph" style:parent-style-name="Standard">
      <style:text-properties officeooo:rsid="0015dac0" officeooo:paragraph-rsid="0015dac0"/>
    </style:style>
    <style:style style:name="P4" style:family="paragraph" style:parent-style-name="Standard">
      <style:text-properties fo:font-weight="bold" officeooo:rsid="0015dac0" officeooo:paragraph-rsid="0015dac0" style:font-weight-asian="bold" style:font-weight-complex="bold"/>
    </style:style>
    <style:style style:name="P5" style:family="paragraph" style:parent-style-name="Standard">
      <style:text-properties fo:font-weight="bold" officeooo:rsid="001d2e44" officeooo:paragraph-rsid="001d2e44" style:font-weight-asian="bold" style:font-weight-complex="bold"/>
    </style:style>
    <style:style style:name="P6" style:family="paragraph" style:parent-style-name="Standard">
      <style:text-properties fo:font-weight="bold" officeooo:rsid="0031974f" officeooo:paragraph-rsid="0031974f" style:font-weight-asian="bold" style:font-weight-complex="bold"/>
    </style:style>
    <style:style style:name="P7" style:family="paragraph" style:parent-style-name="Standard">
      <style:text-properties officeooo:rsid="00190ecf" officeooo:paragraph-rsid="001951ad"/>
    </style:style>
    <style:style style:name="P8" style:family="paragraph" style:parent-style-name="Standard">
      <style:text-properties officeooo:paragraph-rsid="001951ad"/>
    </style:style>
    <style:style style:name="P9" style:family="paragraph" style:parent-style-name="Standard">
      <style:text-properties officeooo:rsid="001d2e44" officeooo:paragraph-rsid="001d2e44"/>
    </style:style>
    <style:style style:name="P10" style:family="paragraph" style:parent-style-name="Standard">
      <style:text-properties officeooo:paragraph-rsid="00222e76"/>
    </style:style>
    <style:style style:name="P11" style:family="paragraph" style:parent-style-name="Standard">
      <style:text-properties officeooo:paragraph-rsid="00250aa9"/>
    </style:style>
    <style:style style:name="P12" style:family="paragraph" style:parent-style-name="Standard">
      <style:text-properties officeooo:paragraph-rsid="0015dac0"/>
    </style:style>
    <style:style style:name="P13" style:family="paragraph" style:parent-style-name="Standard">
      <style:text-properties officeooo:rsid="0031974f" officeooo:paragraph-rsid="0031974f"/>
    </style:style>
    <style:style style:name="P14" style:family="paragraph" style:parent-style-name="Standard">
      <style:text-properties officeooo:rsid="00329bd8" officeooo:paragraph-rsid="00329bd8"/>
    </style:style>
    <style:style style:name="P15" style:family="paragraph" style:parent-style-name="Standard">
      <style:text-properties officeooo:paragraph-rsid="00329bd8"/>
    </style:style>
    <style:style style:name="P16" style:family="paragraph" style:parent-style-name="Standard">
      <style:text-properties officeooo:rsid="0032f75c" officeooo:paragraph-rsid="0032f75c"/>
    </style:style>
    <style:style style:name="P17" style:family="paragraph" style:parent-style-name="Standard">
      <style:text-properties officeooo:rsid="0034ec97" officeooo:paragraph-rsid="0034ec97"/>
    </style:style>
    <style:style style:name="T1" style:family="text">
      <style:text-properties officeooo:rsid="00172b87"/>
    </style:style>
    <style:style style:name="T2" style:family="text">
      <style:text-properties officeooo:rsid="0018544c"/>
    </style:style>
    <style:style style:name="T3" style:family="text">
      <style:text-properties fo:font-style="normal" officeooo:rsid="0032b055" style:font-style-asian="normal" style:font-style-complex="normal"/>
    </style:style>
    <style:style style:name="T4" style:family="text">
      <style:text-properties fo:font-variant="normal" fo:text-transform="none" fo:color="#333333" style:text-line-through-style="none" style:text-line-through-type="none" style:font-name="TT Interfaces" fo:font-size="12pt" fo:letter-spacing="normal" fo:font-style="normal" style:text-underline-style="none" fo:font-weight="bold" style:text-blinking="false"/>
    </style:style>
    <style:style style:name="T5" style:family="text">
      <style:text-properties fo:font-variant="normal" fo:text-transform="none" fo:color="#444444" style:font-name="TT Interfaces" fo:font-size="12pt" fo:letter-spacing="normal" fo:font-style="normal" fo:font-weight="normal" officeooo:rsid="001951ad"/>
    </style:style>
    <style:style style:name="T6" style:family="text">
      <style:text-properties officeooo:rsid="001e79ad"/>
    </style:style>
    <style:style style:name="T7" style:family="text">
      <style:text-properties officeooo:rsid="00205d50"/>
    </style:style>
    <style:style style:name="T8" style:family="text">
      <style:text-properties fo:font-style="italic" style:font-style-asian="italic" style:font-style-complex="italic"/>
    </style:style>
    <style:style style:name="T9" style:family="text">
      <style:text-properties fo:font-style="italic" officeooo:rsid="00205d50" style:font-style-asian="italic" style:font-style-complex="italic"/>
    </style:style>
    <style:style style:name="T10" style:family="text">
      <style:text-properties fo:font-style="italic" officeooo:rsid="0031974f" style:font-style-asian="italic" style:font-style-complex="italic"/>
    </style:style>
    <style:style style:name="T11" style:family="text">
      <style:text-properties officeooo:rsid="00222e76"/>
    </style:style>
    <style:style style:name="T12" style:family="text">
      <style:text-properties officeooo:rsid="0023137d"/>
    </style:style>
    <style:style style:name="T13" style:family="text">
      <style:text-properties officeooo:rsid="00250aa9"/>
    </style:style>
    <style:style style:name="T14" style:family="text">
      <style:text-properties officeooo:rsid="00278211"/>
    </style:style>
    <style:style style:name="T15" style:family="text">
      <style:text-properties officeooo:rsid="00296030"/>
    </style:style>
    <style:style style:name="T16" style:family="text">
      <style:text-properties officeooo:rsid="002a5fae"/>
    </style:style>
    <style:style style:name="T17" style:family="text">
      <style:text-properties officeooo:rsid="002b8bc1"/>
    </style:style>
    <style:style style:name="T18" style:family="text">
      <style:text-properties officeooo:rsid="002cfcb4"/>
    </style:style>
    <style:style style:name="T19" style:family="text">
      <style:text-properties officeooo:rsid="002d4752"/>
    </style:style>
    <style:style style:name="T20" style:family="text">
      <style:text-properties officeooo:rsid="002df075"/>
    </style:style>
    <style:style style:name="T21" style:family="text">
      <style:text-properties officeooo:rsid="002e75e0"/>
    </style:style>
    <style:style style:name="T22" style:family="text">
      <style:text-properties officeooo:rsid="002fea24"/>
    </style:style>
    <style:style style:name="T23" style:family="text">
      <style:text-properties officeooo:rsid="0015dac0"/>
    </style:style>
    <style:style style:name="T24" style:family="text">
      <style:text-properties officeooo:rsid="0031974f"/>
    </style:style>
    <style:style style:name="T25" style:family="text">
      <style:text-properties officeooo:rsid="00329bd8"/>
    </style:style>
    <style:style style:name="T26" style:family="text">
      <style:text-properties officeooo:rsid="0032b055"/>
    </style:style>
    <style:style style:name="T27" style:family="text">
      <style:text-properties officeooo:rsid="0032f75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När vikten får övertaget</text:p>
      <text:p text:style-name="P12"><text:span text:style-name="T17">Det känns som o</text:span><text:span text:style-name="T18">m</text:span><text:span text:style-name="T17"> du har testat allt, </text:span><text:span text:style-name="T18">uttömt alla möjligheter, </text:span><text:span text:style-name="T19">provat alla kurer som finns men hela tiden kommit tillbaka till ruta ett. Det känns som om du aldrig kommer att uppnå en förändring, nå dit du strävar. Kanske finns lösningen i att få hjälp och stöd </text:span><text:span text:style-name="T20">på din resa för att lägga om din livsstil i en strävan efter att </text:span><text:span text:style-name="T23">få bukt med </text:span><text:span text:style-name="T1">den övervikt du har kämpat med senaste åren, </text:span><text:span text:style-name="T2">men utan att lyckas. </text:span><text:span text:style-name="T21">Du har lagt ner </text:span><text:span text:style-name="T22">mer tid och energi än du trodde det var möjligt på att försöka </text:span><text:span text:style-name="T24">bli av med </text:span><text:span text:style-name="T10">de där extrakilona</text:span><text:span text:style-name="T24">, men de nitar sig kvar vad du än gör… Jag har följt och coachat familjer och enskilda personer med mycket gott resultat!</text:span></text:p>
      <text:p text:style-name="P2"/>
      <text:p text:style-name="P2"/>
      <text:p text:style-name="P4"/>
      <text:p text:style-name="P5">När det där plus:et inte kommer</text:p>
      <text:p text:style-name="P9">Vi vill idag kunna kontrollera det mesta och allting har sin tid och plats och när det inte blir som planerat, upplevs detta alltför ofta som ett oerhört misslyckande. <text:span text:style-name="T6">Alla runt omkring verkar ha hur lätt som helst att kunna få barn på barn – </text:span><text:span text:style-name="T7">som på beställning. Visst kan det te sig så, men allt är kanske inte en dans på rosor och det finns ingen garanti för att </text:span><text:span text:style-name="T9">Lyckan</text:span><text:span text:style-name="T7"> finns där bara för att </text:span><text:span text:style-name="T9">allt verkar gå som på räls!</text:span><text:span text:style-name="T7"> Tvärtom!</text:span></text:p>
      <text:p text:style-name="P10"><text:span text:style-name="T11">Att möta motgång på motgång, att det där plus:et inte kommer när man hoppats, kan vara förödande, förkrossande, </text:span><text:span text:style-name="T20">världens ände</text:span><text:span text:style-name="T11">. Det egna jaget upplevs som ett </text:span><text:span text:style-name="T20">enda stort misslyckande</text:span><text:span text:style-name="T11"> och allt känns hopplöst. Att komma vidare, att fokusera framåt kan ses som </text:span><text:span text:style-name="T12">väldigt tungrott. Allt känns tomt, undan innehåll, egalt. </text:span><text:span text:style-name="T13">Du känner dig helt dränerad på energi, musten har helt gått ur dig och du känner en vilsenhet kring vad som är rätt och vad som är fel. Kanske står du inför svåra val och beslut. </text:span></text:p>
      <text:p text:style-name="P11">Jag har lång erfarenhet från att hjälpa och coacha par, relationer och individer som <text:span text:style-name="T13">brottats med</text:span> jobbiga besked och svåra <text:span text:style-name="T13">ställningstaganden. </text:span><text:span text:style-name="T15">Genom m</text:span><text:span text:style-name="T14">ina fördjupade studier </text:span><text:span text:style-name="T16">och den erfarenhet jag har </text:span><text:span text:style-name="T14">på området, </text:span><text:span text:style-name="T16">är min ambition att kunna vägleda och coacha på bästa sätt.</text:span></text:p>
      <text:p text:style-name="P7"><text:span text:style-name="T5"/></text:p>
      <text:p text:style-name="P7"><text:span text:style-name="T5"/></text:p>
      <text:p text:style-name="P7"><text:span text:style-name="T5"/></text:p>
      <text:p text:style-name="P8"><text:a xlink:type="simple" xlink:href="https://www.hitta.se/kartan?search=Daniel%20Hobsjö%20Åkerbyvägen%20122%20Täby&amp;st=single&amp;sst=prv&amp;sids=xMRRPP_C5-&amp;srb=0" office:target-frame-name="_self" xlink:show="replace" text:style-name="Internet_20_link" text:visited-style-name="Visited_20_Internet_20_Link"><text:span text:style-name="T4"/></text:a></text:p>
      <text:p text:style-name="P6">Rekommendationer</text:p>
      <text:p text:style-name="P13">Innan jag sökte hjälp på min väg till ett sundare liv, hade jag provat på allt. Men det var inte bara vikten som var grundstommen till problemet utan så mycket annat. Med det stöd och de råd jag fick <text:s/>kunde jag komma vidare, se vad som blev fel och istället för att hela tiden falla tillbaka i gamla hjulspår, hamna rätt och bryta det gamla destruktiva mönstret. Vi har kontakt än idag då vi skapat en livslång vänskap. </text:p>
      <text:p text:style-name="P15"><text:span text:style-name="T25">Catherine </text:span><text:span text:style-name="T27">Darnelle</text:span></text:p>
      <text:p text:style-name="P14"/>
      <text:p text:style-name="P14"/>
      <text:p text:style-name="P15"><text:span text:style-name="T25">Vi hade försökt allt – vi hade långsemestrat i varma länder, vandrat i berg, seglat på Medelhavet, åkt skidor i alperna – vi hade gått igenom alla fertilitetsbehandlingar som fanns, kort, vi hade gjort allt man kan tänka sig för att få bli föräldrar. Men inget hjälpte. </text:span><text:span text:style-name="T26">Vi började glida ifrån varann och hade båda börjat bygga våra liv på andra värden, när vi bestämde oss för att ge vår relation ett sista försök. Den parterapi vi inledde gav oss nya infallsvinklar, lusten att hitta tillbaka till varann och förutsättningarna för att bygga en framtid tillsammans. Idag har vi lärt oss att fokusera på vad som är viktigt för oss, vad som ger oss energi och vad som är </text:span><text:span text:style-name="T3">livet</text:span><text:span text:style-name="T26">. Och, till våren kommer vårt första barn. </text:span></text:p>
      <text:p text:style-name="P16">Marielle &amp; Adrián</text:p>
      <text:p text:style-name="P16"/>
      <text:p text:style-name="P16"/>
      <text:p text:style-name="P17"><text:soft-page-break/>Jag hade jobbat mycket och jobbet hade mer och mer fått ta överhanden. Min man hade fokuserat på sitt jobb, sina kollegor och intressen. Vi hade kommit allt längre ifrån varann. Dessutom hade min man börjat umgås allt mer med en av kollegorna. <text:span text:style-name="T8">Hon</text:span> var inte den jag trodde att han träffade efter jobbet. <text:span text:style-name="T8">Hon</text:span> hette inte ”Mackan”. <text:span text:style-name="T8">Han</text:span> var en <text:span text:style-name="T8">hon</text:span> och det var tydligt att de hade börjat inleda något. Tack vare det stöd och den coachning jag fick kunde jag hitta min egen väg och ta mig stark ur det som höll på att dra ner mig helt. Idag är jag en lycklig, nyförlovad, ny människa. Utan den hjälp och det stöd jag fick hade det aldrig gått.</text:p>
      <text:p text:style-name="P17">Marie-Alice Vernom</text:p>
      <text:p text:style-name="P2"/>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T Interfaces" svg:font-family="'TT Interface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6T01:24:40.494000000</meta:creation-date>
    <meta:editing-duration>PT2H27M26S</meta:editing-duration>
    <meta:editing-cycles>14</meta:editing-cycles>
    <meta:generator>LibreOffice/6.4.4.2$Windows_X86_64 LibreOffice_project/3d775be2011f3886db32dfd395a6a6d1ca2630ff</meta:generator>
    <dc:date>2021-04-26T20:04:38.351000000</dc:date>
    <meta:document-statistic meta:table-count="0" meta:image-count="0" meta:object-count="0" meta:page-count="2" meta:paragraph-count="13" meta:word-count="675" meta:character-count="3726" meta:non-whitespace-character-count="3057"/>
  </office:meta>
</office:document-meta>
</file>